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2.529cm"/>
    </style:style>
    <style:style style:name="Table1.D" style:family="table-column">
      <style:table-column-properties style:column-width="2.704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588cm"/>
    </style:style>
    <style:style style:name="Table3.B" style:family="table-column">
      <style:table-column-properties style:column-width="9.49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 format specification for reqman glossary</text:p>
      <text:p text:style-name="Text_20_body">The requirements management tool Reqman stores project terms and their definitions in a glossary, <text:s/>which is described in this document.</text:p>
      <text:p text:style-name="Text_20_body">The glossary terms and their definitions are stored as plain text files under the <text:span text:style-name="Strong_20_Emphasis">glossary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7-0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First version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15_1848263920" text:style-name="Index_20_Link" text:visited-style-name="Index_20_Link"><text:s/>3 Glossary terms<text:tab/>1</text:a></text:p>
          <text:p text:style-name="P6"><text:a xlink:type="simple" xlink:href="#__RefHeading__317_1848263920" text:style-name="Index_20_Link" text:visited-style-name="Index_20_Link">Naming convention<text:tab/>1</text:a></text:p>
          <text:p text:style-name="P6"><text:a xlink:type="simple" xlink:href="#__RefHeading__319_1848263920" text:style-name="Index_20_Link" text:visited-style-name="Index_20_Link">File format<text:tab/>2</text:a></text:p>
          <text:p text:style-name="P7"><text:a xlink:type="simple" xlink:href="#__RefHeading__1215_1778500548" text:style-name="Index_20_Link" text:visited-style-name="Index_20_Link">Single line key values<text:tab/>2</text:a></text:p>
          <text:p text:style-name="P7"><text:a xlink:type="simple" xlink:href="#__RefHeading__1217_1778500548" text:style-name="Index_20_Link" text:visited-style-name="Index_20_Link">Multi line key values<text:tab/>2</text:a></text:p>
          <text:p text:style-name="P7"><text:a xlink:type="simple" xlink:href="#__RefHeading__1219_1778500548" text:style-name="Index_20_Link" text:visited-style-name="Index_20_Link">Legal key values<text:tab/>2</text:a></text:p>
          <text:p text:style-name="P6"><text:a xlink:type="simple" xlink:href="#__RefHeading__323_1848263920" text:style-name="Index_20_Link" text:visited-style-name="Index_20_Link">Status codes<text:tab/>2</text:a></text:p>
          <text:p text:style-name="P6"><text:a xlink:type="simple" xlink:href="#__RefHeading__325_1848263920" text:style-name="Index_20_Link" text:visited-style-name="Index_20_Link">Example<text:tab/>3</text:a></text:p>
        </text:index-body>
      </text:table-of-content>
      <text:h text:style-name="Heading_20_1" text:outline-level="1"><text:bookmark-start text:name="__RefHeading__315_1848263920"/>Glossary terms<text:bookmark-end text:name="__RefHeading__315_1848263920"/></text:h>
      <text:p text:style-name="Text_20_body">Each glossary term is stored in it's own file and contains name-value pairs describing its properties. The term is intended to be succinctly defined and has a status as to whether it is still applicable to the project .</text:p>
      <text:h text:style-name="Heading_20_2" text:outline-level="2"><text:bookmark-start text:name="__RefHeading__317_1848263920"/>Naming convention<text:bookmark-end text:name="__RefHeading__317_1848263920"/></text:h>
      <text:p text:style-name="Text_20_body">Term files are named as <text:span text:style-name="Strong_20_Emphasis">[short name].def</text:span>, <text:span text:style-name="Strong_20_Emphasis">[short name]</text:span> is best thought of as a terse description of the term. The file name may contain letters (upper- or lowercase), numbers, underscores(_), hyphens(-) and periods(.).</text:p>
      <text:p text:style-name="Text_20_body">A term could be for example <text:span text:style-name="Strong_20_Emphasis">apple-juicer.def</text:span>.</text:p>
      <text:h text:style-name="Heading_20_2" text:outline-level="2"><text:bookmark-start text:name="__RefHeading__319_1848263920"/><text:soft-page-break/>File format<text:bookmark-end text:name="__RefHeading__319_1848263920"/></text:h>
      <text:p text:style-name="Text_20_body">The file consists of key value pairs<text:span text:style-name="T2">.</text:span> White space between the key, colon and value is ignored. Keys are case insensitive. A key value pair can either be single line or multi line.</text:p>
      <text:h text:style-name="Heading_20_3" text:outline-level="3"><text:bookmark-start text:name="__RefHeading__1215_1778500548"/>Single line key values<text:bookmark-end text:name="__RefHeading__1215_1778500548"/></text:h>
      <text:p text:style-name="Text_20_body">[key]: [value]</text:p>
      <text:h text:style-name="Heading_20_3" text:outline-level="3"><text:bookmark-start text:name="__RefHeading__1217_1778500548"/>Multi line key values<text:bookmark-end text:name="__RefHeading__1217_1778500548"/></text:h>
      <text:p text:style-name="Text_20_body">Note that the value lines have double space at start of line.</text:p>
      <text:p text:style-name="Text_20_body">[key]:</text:p>
      <text:p text:style-name="Text_20_body"><text:s text:c="2"/>[value line 1]</text:p>
      <text:p text:style-name="Text_20_body"><text:s text:c="2"/>[value line 2]</text:p>
      <text:p text:style-name="Text_20_body"><text:s text:c="2"/>[value line 3]</text:p>
      <text:h text:style-name="Heading_20_3" text:outline-level="3"><text:bookmark-start text:name="__RefHeading__1219_1778500548"/>Legal key values<text:bookmark-end text:name="__RefHeading__1219_177850054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Value</text:p>
          </table:table-cell>
          <table:table-cell table:style-name="Table1.A1" office:value-type="string">
            <text:p text:style-name="P4">Required</text:p>
          </table:table-cell>
          <table:table-cell table:style-name="Table1.A1" office:value-type="string">
            <text:p text:style-name="P4">Default</text:p>
          </table:table-cell>
          <table:table-cell table:style-name="Table1.A1" office:value-type="string">
            <text:p text:style-name="P4">Note</text:p>
          </table:table-cell>
        </table:table-row>
        <table:table-row>
          <table:table-cell table:style-name="Table1.A1" office:value-type="string">
            <text:p text:style-name="P8">Created by</text:p>
          </table:table-cell>
          <table:table-cell table:style-name="Table1.A1" office:value-type="string">
            <text:p text:style-name="P8">[stakeholder]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he person that created the term, must be a valid stakeholder defined in the configuration</text:p>
          </table:table-cell>
        </table:table-row>
        <table:table-row>
          <table:table-cell table:style-name="Table1.A1" office:value-type="string">
            <text:p text:style-name="P8">Creat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he date format is not configurable</text:p>
          </table:table-cell>
        </table:table-row>
        <table:table-row>
          <table:table-cell table:style-name="Table1.A1" office:value-type="string">
            <text:p text:style-name="P8">Definiti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Explanation of term</text:p>
          </table:table-cell>
        </table:table-row>
        <table:table-row>
          <table:table-cell table:style-name="Table1.A1" office:value-type="string">
            <text:p text:style-name="P8">Not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Supplemental information</text:p>
          </table:table-cell>
        </table:table-row>
        <table:table-row>
          <table:table-cell table:style-name="Table1.A1" office:value-type="string">
            <text:p text:style-name="P8">Rejected by</text:p>
          </table:table-cell>
          <table:table-cell table:style-name="Table1.A1" office:value-type="string">
            <text:p text:style-name="P8">[stakeholder]</text:p>
          </table:table-cell>
          <table:table-cell table:style-name="Table1.A1" office:value-type="string">
            <text:p text:style-name="P8">Only if status is <text:span text:style-name="T3">rejected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User that rejected the term, must be valid user defined in the configuration</text:p>
          </table:table-cell>
        </table:table-row>
        <table:table-row>
          <table:table-cell table:style-name="Table1.A1" office:value-type="string">
            <text:p text:style-name="P8">Rejected on</text:p>
          </table:table-cell>
          <table:table-cell table:style-name="Table1.A1" office:value-type="string">
            <text:p text:style-name="P8">Date (yyyy-mm-dd)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he date format is not configurable</text:p>
          </table:table-cell>
        </table:table-row>
        <table:table-row>
          <table:table-cell table:style-name="Table1.A1" office:value-type="string">
            <text:p text:style-name="P8">Replaced by</text:p>
          </table:table-cell>
          <table:table-cell table:style-name="Table1.A1" office:value-type="string">
            <text:p text:style-name="P8">[term]</text:p>
          </table:table-cell>
          <table:table-cell table:style-name="Table1.A1" office:value-type="string">
            <text:p text:style-name="P8">Only if status is <text:span text:style-name="T3">replaced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If status is replaced, then replaced by indicates which term or terms have replaced it</text:p>
          </table:table-cell>
        </table:table-row>
        <table:table-row>
          <table:table-cell table:style-name="Table1.A1" office:value-type="string">
            <text:p text:style-name="P8">Status</text:p>
          </table:table-cell>
          <table:table-cell table:style-name="Table1.A1" office:value-type="string">
            <text:p text:style-name="P8">[status code]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elaboration</text:p>
          </table:table-cell>
          <table:table-cell table:style-name="Table1.A1" office:value-type="string">
            <text:p text:style-name="P8">See below for list of status codes</text:p>
          </table:table-cell>
        </table:table-row>
        <table:table-row>
          <table:table-cell table:style-name="Table1.A1" office:value-type="string">
            <text:p text:style-name="P8">Status reas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T1">Yes, except if status </text:span><text:span text:style-name="Strong_20_Emphasis"><text:span text:style-name="T1">approved</text:span></text:span><text:span text:style-name="T1"> or </text:span><text:span text:style-name="Strong_20_Emphasis"><text:span text:style-name="T1">elaboration</text:span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Explanation why requirement has a given status</text:p>
          </table:table-cell>
        </table:table-row>
        <table:table-row>
          <table:table-cell table:style-name="Table1.A1" office:value-type="string">
            <text:p text:style-name="P8">Term</text:p>
          </table:table-cell>
          <table:table-cell table:style-name="Table1.A1" office:value-type="string">
            <text:p text:style-name="P8">String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he term</text:p>
          </table:table-cell>
        </table:table-row>
        <table:table-row>
          <table:table-cell table:style-name="Table1.A1" office:value-type="string">
            <text:p text:style-name="P8">Todo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List of items that need doing</text:p>
          </table:table-cell>
        </table:table-row>
      </table:table>
      <text:h text:style-name="Heading_20_2" text:outline-level="2"><text:bookmark-start text:name="__RefHeading__323_1848263920"/>Status codes<text:bookmark-end text:name="__RefHeading__323_1848263920"/></text:h>
      <text:p text:style-name="Text_20_body">A glossary term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ode</text:p>
          </table:table-cell>
          <table:table-cell table:style-name="Table3.A1" office:value-type="string">
            <text:p text:style-name="P4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No longer relevant to project</text:p>
          </table:table-cell>
        </table:table-row>
        <text:soft-page-break/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Term is relevant/in use</text:p>
          </table:table-cell>
        </table:table-row>
        <table:table-row>
          <table:table-cell table:style-name="Table3.A1" office:value-type="string">
            <text:p text:style-name="Table_20_Contents">replaced</text:p>
          </table:table-cell>
          <table:table-cell table:style-name="Table3.A1" office:value-type="string">
            <text:p text:style-name="Table_20_Contents">Term has been replaced by another</text:p>
          </table:table-cell>
        </table:table-row>
      </table:table>
      <text:list xml:id="list30202482" text:style-name="L1">
        <text:list-item>
          <text:list>
            <text:list-header>
              <text:h text:style-name="P9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term <text:span text:style-name="Strong_20_Emphasis">glossary/apple-juicer.def</text:span>.</text:p>
      <text:p text:style-name="Preformatted_20_Text">Created by : oliver</text:p>
      <text:p text:style-name="Preformatted_20_Text">Created on : 2012-06-24</text:p>
      <text:p text:style-name="Preformatted_20_Text">Definition : Machine for extracting juice from an apple</text:p>
      <text:p text:style-name="Preformatted_20_Text">Replaced by : juicer</text:p>
      <text:p text:style-name="Preformatted_20_Text">Status : replaced</text:p>
      <text:p text:style-name="Preformatted_20_Text">Status reason : Term too specific, replaced with generic term for a machine that can juice more than one type of frui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7-09T13:47:49.83</dc:date>
    <meta:editing-duration>PT4H46M45S</meta:editing-duration>
    <meta:editing-cycles>19</meta:editing-cycles>
    <meta:document-statistic meta:table-count="3" meta:image-count="0" meta:object-count="0" meta:page-count="3" meta:paragraph-count="110" meta:word-count="492" meta:character-count="2835" meta:non-whitespace-character-count="2485"/>
  </office:meta>
</office:document-meta>
</file>